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paragraph-rsid="00062ffe"/>
    </style:style>
    <style:style style:name="P7" style:family="paragraph" style:parent-style-name="Azione_20_attore">
      <style:text-properties officeooo:rsid="000463c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060b39" officeooo:paragraph-rsid="00060b39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5804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463cd"/>
    </style:style>
    <style:style style:name="T6" style:family="text">
      <style:text-properties officeooo:rsid="00062f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Genitore visualizza le att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</text:span><text:span text:style-name="T2">t</text:span><text:span text:style-name="T1">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621480" text:style-name="Numerazione_20_UC">
              <text:list-item text:start-value="1">
                <text:p text:style-name="Azione_20_attore">Il genitore va alla sezione Attività didattiche</text:p>
                <text:p text:style-name="Azione_20_sistema"/>
              </text:list-item>
              <text:list-item>
                <text:p text:style-name="Azione_20_sistema"><text:s/>Il sistema genera la pagina Attività didattiche <text:span text:style-name="T5">delle classi </text:span></text:p>
                <text:p text:style-name="P7"><text:s text:c="15"/>di cui i propri figli fanno parte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genitore ha visualizzato le Attività didattiche 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6">La visualizzazione delle attività didattiche deve essere fatta entro 7 secondi</text:span></text:p>
          </table:table-cell>
        </table:table-row>
      </table:table>
      <text:p text:style-name="P5"/>
      <text:p text:style-name="P8">Genitore visualizza le attività didatti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35S</meta:editing-duration>
    <meta:editing-cycles>11</meta:editing-cycles>
    <meta:generator>LibreOffice/3.6$Windows_x86 LibreOffice_project/da8c1e6-fd468f4-454e206-f42a4a9-143cfd</meta:generator>
    <dc:date>2012-10-22T20:49:46.26</dc:date>
    <meta:document-statistic meta:table-count="1" meta:image-count="0" meta:object-count="0" meta:page-count="1" meta:paragraph-count="19" meta:word-count="102" meta:character-count="708" meta:non-whitespace-character-count="609"/>
  </office:meta>
</office:document-meta>
</file>